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Domestic Other Total Picked Up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4" office:value-type="float" office:value="555">
            <text:p>555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table:formula="oooc:=SUM([.B2:.B4])" office:value-type="string">
            <text:p>13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141">
            <text:p>141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12">
            <text:p>112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41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5" office:value-type="date" office:date-value="2015-01-06T00:00:00">
            <text:p>1/6/2015</text:p>
          </table:table-cell>
          <table:table-cell table:style-name="ce23" office:value-type="string">
            <text:p>Mitchell Roa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06T00:00:00">
            <text:p>1/6/2015</text:p>
          </table:table-cell>
          <table:table-cell table:style-name="ce23" office:value-type="string">
            <text:p>Rose Briar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5-01-06T00:00:00">
            <text:p>1/6/2015</text:p>
          </table:table-cell>
          <table:table-cell table:style-name="ce23" office:value-type="string">
            <text:p>Kentucky Avenu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07T00:00:00">
            <text:p>1/7/2015</text:p>
          </table:table-cell>
          <table:table-cell table:style-name="ce23" office:value-type="string">
            <text:p>Lee Stree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1-09T00:00:00">
            <text:p>1/9/2015</text:p>
          </table:table-cell>
          <table:table-cell table:style-name="ce23" office:value-type="string">
            <text:p>Kentucky Avenu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14T00:00:00">
            <text:p>1/14/2015</text:p>
          </table:table-cell>
          <table:table-cell table:style-name="ce23" office:value-type="string">
            <text:p>Beacons Way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15T00:00:00">
            <text:p>1/15/2015</text:p>
          </table:table-cell>
          <table:table-cell table:style-name="ce23" office:value-type="string">
            <text:p>Beach Roa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5-01-15T00:00:00">
            <text:p>1/15/2015</text:p>
          </table:table-cell>
          <table:table-cell table:style-name="ce23" office:value-type="string">
            <text:p>E. Pembroke Avenu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19T00:00:00">
            <text:p>1/19/2015</text:p>
          </table:table-cell>
          <table:table-cell table:style-name="ce23" office:value-type="string">
            <text:p>Butler Farm Roa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19T00:00:00">
            <text:p>1/19/2015</text:p>
          </table:table-cell>
          <table:table-cell table:style-name="ce23" office:value-type="string">
            <text:p>Rosalee Dri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19T00:00:00">
            <text:p>1/19/2015</text:p>
          </table:table-cell>
          <table:table-cell table:style-name="ce23" office:value-type="string">
            <text:p>Atlantic Avenu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1-19T00:00:00">
            <text:p>1/19/2015</text:p>
          </table:table-cell>
          <table:table-cell table:style-name="ce23" office:value-type="string">
            <text:p>Seldondale Drive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5-01-20T00:00:00">
            <text:p>1/20/2015</text:p>
          </table:table-cell>
          <table:table-cell table:style-name="ce23" office:value-type="string">
            <text:p>Briarfield Road/ Glenrock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1-20T00:00:00">
            <text:p>1/20/2015</text:p>
          </table:table-cell>
          <table:table-cell table:style-name="ce23" office:value-type="string">
            <text:p>E. Mercury Blvd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5-01-20T00:00:00">
            <text:p>1/20/2015</text:p>
          </table:table-cell>
          <table:table-cell table:style-name="ce23" office:value-type="string">
            <text:p>Riley Drive- Langley Mobile Home Park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5" office:value-type="date" office:date-value="2015-01-21T00:00:00">
            <text:p>1/21/2015</text:p>
          </table:table-cell>
          <table:table-cell table:style-name="ce23" office:value-type="string">
            <text:p>Michigan Dri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1-21T00:00:00">
            <text:p>1/21/2015</text:p>
          </table:table-cell>
          <table:table-cell table:style-name="ce23" office:value-type="string">
            <text:p>Riley Drive- Langley Mobile Home Park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21T00:00:00">
            <text:p>1/21/2015</text:p>
          </table:table-cell>
          <table:table-cell table:style-name="ce23" office:value-type="string">
            <text:p>Driftwood Dri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22T00:00:00">
            <text:p>1/22/2015</text:p>
          </table:table-cell>
          <table:table-cell table:style-name="ce23" office:value-type="string">
            <text:p>Hazelwood Drive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5-01-22T00:00:00">
            <text:p>1/22/2015</text:p>
          </table:table-cell>
          <table:table-cell table:style-name="ce23" office:value-type="string">
            <text:p>Nickerson Blvd.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5-01-22T00:00:00">
            <text:p>1/22/2015</text:p>
          </table:table-cell>
          <table:table-cell table:style-name="ce23" office:value-type="string">
            <text:p>Riley Drive- Langley Mobile Home Park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5" office:value-type="date" office:date-value="2015-01-22T00:00:00">
            <text:p>1/22/2015</text:p>
          </table:table-cell>
          <table:table-cell table:style-name="ce23" office:value-type="string">
            <text:p>Berkshire Terrace/ Stonewall Terrac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22T00:00:00">
            <text:p>1/22/2015</text:p>
          </table:table-cell>
          <table:table-cell table:style-name="ce23" office:value-type="string">
            <text:p>E. Kelly Avenu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date" office:date-value="2015-01-23T00:00:00">
            <text:p>1/23/2015</text:p>
          </table:table-cell>
          <table:table-cell table:style-name="ce23" office:value-type="string">
            <text:p>Riley Drive- Langley Mobile Home Park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5" office:value-type="date" office:date-value="2015-01-23T00:00:00">
            <text:p>1/23/2015</text:p>
          </table:table-cell>
          <table:table-cell table:style-name="ce23" office:value-type="string">
            <text:p>Todds Lan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1-23T00:00:00">
            <text:p>1/23/2015</text:p>
          </table:table-cell>
          <table:table-cell table:style-name="ce23" office:value-type="string">
            <text:p>Kecoughtan Road/ Armstrong Dri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1-27T00:00:00">
            <text:p>1/27/2015</text:p>
          </table:table-cell>
          <table:table-cell table:style-name="ce23" office:value-type="string">
            <text:p>Rawood Dri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5" office:value-type="date" office:date-value="2015-01-29T00:00:00">
            <text:p>1/29/2015</text:p>
          </table:table-cell>
          <table:table-cell table:style-name="ce23" office:value-type="string">
            <text:p>Holiday Dri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3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  <table:table-row table:style-name="ro2">
          <table:table-cell table:style-name="ce25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